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24.25cm" fo:min-width="28.193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2.304cm" fo:min-width="9.9cm"/>
    </style:style>
    <style:style style:name="gr3" style:family="graphic" style:parent-style-name="standard">
      <style:graphic-properties draw:fill-color="#004586" draw:textarea-horizontal-align="justify" draw:textarea-vertical-align="middle" draw:auto-grow-height="false" fo:min-height="3.464cm" fo:min-width="5.3cm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 fo:min-height="2.42cm" fo:min-width="9.9cm"/>
    </style:style>
    <style:style style:name="gr5" style:family="graphic" style:parent-style-name="standard">
      <style:graphic-properties draw:fill-color="#004586" draw:textarea-horizontal-align="justify" draw:textarea-vertical-align="middle" draw:auto-grow-height="false" fo:min-height="3.464cm" fo:min-width="3.3cm"/>
    </style:style>
    <style:style style:name="gr6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304cm" fo:min-width="7.3cm"/>
    </style:style>
    <style:style style:name="gr7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537cm" fo:min-width="6.9cm"/>
    </style:style>
    <style:style style:name="gr8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304cm" fo:min-width="7.5cm"/>
    </style:style>
    <style:style style:name="gr9" style:family="graphic" style:parent-style-name="standard">
      <style:graphic-properties draw:stroke="dash" draw:stroke-dash="_32__20_Dots_20_1_20_Dash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316cm"/>
    </style:style>
    <style:style style:name="gr11" style:family="graphic" style:parent-style-name="standard">
      <style:graphic-properties draw:stroke="none" svg:stroke-color="#000000" draw:fill="none" draw:fill-color="#ffffff" fo:min-height="1.564cm"/>
    </style:style>
    <style:style style:name="gr12" style:family="graphic" style:parent-style-name="standard">
      <style:graphic-properties draw:stroke="none" svg:stroke-color="#000000" draw:fill="none" draw:fill-color="#ffffff" fo:min-height="1.31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65cm" fo:min-width="9.9cm"/>
    </style:style>
    <style:style style:name="gr15" style:family="graphic" style:parent-style-name="standard">
      <style:graphic-properties draw:stroke="none" svg:stroke-color="#000000" draw:fill="none" draw:fill-color="#ffffff" fo:min-height="1.31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4586"/>
      <style:paragraph-properties fo:text-align="center"/>
      <style:text-properties style:font-name="Segoe UI1" fo:font-size="18pt" style:font-size-asian="18pt" style:font-size-complex="18pt"/>
    </style:style>
    <style:style style:name="P4" style:family="paragraph">
      <loext:graphic-properties draw:fill-color="#cfe7f5"/>
      <style:paragraph-properties fo:text-align="center"/>
      <style:text-properties style:font-name="Segoe UI1"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style:font-name="Segoe UI1"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Segoe UI1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Segoe UI1" fo:font-size="18pt" fo:font-weight="bold" style:letter-kerning="true" style:font-name-asian="Microsoft YaHei" style:font-size-asian="18pt" style:font-name-complex="Mangal" style:font-size-complex="18pt"/>
    </style:style>
    <style:style style:name="T3" style:family="text">
      <style:text-properties style:font-name="Segoe UI1" fo:font-size="18pt" fo:font-weight="bold" style:font-size-asian="18pt" style:font-size-complex="18pt"/>
    </style:style>
    <style:style style:name="T4" style:family="text">
      <style:text-properties style:font-name="Segoe UI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693cm" svg:height="24.5cm" draw:transform="skewX (-0.000698131700797732) translate (7.19cm 2.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0.4cm" svg:height="2.554cm" svg:x="12.8cm" svg:y="12.268cm">
          <text:p text:style-name="P2"><text:span text:style-name="T1">Business 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5.8cm" svg:height="3.714cm" svg:x="12.8cm" svg:y="22.601cm">
          <text:p text:style-name="P2"><text:span text:style-name="T1">Data Access Objec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4cm" svg:height="2.67cm" svg:x="12.8cm" svg:y="17.36cm">
          <text:p text:style-name="P2"><text:span text:style-name="T1">Service Ope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3.8cm" svg:height="3.714cm" svg:x="19.5cm" svg:y="22.601cm">
          <text:p text:style-name="P2"><text:span text:style-name="T1">Ent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7.8cm" svg:height="2.554cm" svg:x="26.4cm" svg:y="12.268cm">
          <text:p text:style-name="P2"><text:span text:style-name="T2">app/models/servic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7.4cm" svg:height="2.787cm" svg:x="26.3cm" svg:y="23.064cm">
          <text:p text:style-name="P2"><text:span text:style-name="T2">app/models/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0.4cm" svg:height="2.554cm" svg:x="12.8cm" svg:y="7.16cm"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" draw:id="id2" draw:layer="layout" svg:width="8cm" svg:height="2.554cm" svg:x="26.4cm" svg:y="7.16cm">
          <text:p text:style-name="P2"><text:span text:style-name="T3">app/controllers/resource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2cm" svg:y1="8.437cm" svg:x2="26.4cm" svg:y2="8.437cm" draw:start-shape="id1" draw:start-glue-point="1" draw:end-shape="id2" draw:end-glue-point="3" svg:d="M23200 8437h3200" svg:viewBox="0 0 3201 1">
          <text:p/>
        </draw:connector>
        <draw:connector draw:style-name="gr9" draw:text-style-name="P2" draw:layer="layout" svg:x1="23.2cm" svg:y1="13.545cm" svg:x2="26.4cm" svg:y2="13.545cm" draw:start-shape="id3" draw:start-glue-point="1" draw:end-shape="id4" svg:d="M23200 13545h3200" svg:viewBox="0 0 3201 1">
          <text:p/>
        </draw:connector>
        <draw:connector draw:style-name="gr9" draw:text-style-name="P2" draw:layer="layout" svg:x1="23.3cm" svg:y1="24.458cm" svg:x2="26.3cm" svg:y2="24.457cm" draw:start-shape="id5" draw:start-glue-point="1" draw:end-shape="id6" draw:end-glue-point="3" svg:d="M23300 24458h1500v-1h1500" svg:viewBox="0 0 3001 2">
          <text:p/>
        </draw:connector>
        <draw:frame draw:style-name="gr10" draw:text-style-name="P5" draw:layer="layout" svg:width="3.4cm" svg:height="1.566cm" svg:x="14.7cm" svg:y="10.5cm">
          <draw:text-box>
            <text:p><text:span text:style-name="T4">Json string</text:span></text:p>
          </draw:text-box>
        </draw:frame>
        <draw:frame draw:style-name="gr11" draw:text-style-name="P5" draw:layer="layout" svg:width="3.628cm" svg:height="1.814cm" svg:x="18.772cm" svg:y="10.506cm">
          <draw:text-box>
            <text:p><text:span text:style-name="T4">Json string</text:span></text:p>
          </draw:text-box>
        </draw:frame>
        <draw:frame draw:style-name="gr12" draw:text-style-name="P5" draw:layer="layout" svg:width="3.328cm" svg:height="1.56cm" svg:x="14.772cm" svg:y="15.497cm">
          <draw:text-box>
            <text:p><text:span text:style-name="T4">Json string</text:span></text:p>
          </draw:text-box>
        </draw:frame>
        <draw:frame draw:style-name="gr11" draw:text-style-name="P5" draw:layer="layout" svg:width="3.628cm" svg:height="1.814cm" svg:x="18.772cm" svg:y="15.498cm">
          <draw:text-box>
            <text:p><text:span text:style-name="T4">Json string</text:span></text:p>
          </draw:text-box>
        </draw:frame>
        <draw:connector draw:style-name="gr13" draw:text-style-name="P2" draw:layer="layout" svg:x1="18.6cm" svg:y1="24.458cm" svg:x2="19.5cm" svg:y2="24.458cm" draw:start-shape="id7" draw:start-glue-point="1" draw:end-shape="id5" draw:end-glue-point="3" svg:d="M18600 24458h900" svg:viewBox="0 0 901 1">
          <text:p/>
        </draw:connector>
        <draw:custom-shape draw:style-name="gr14" draw:text-style-name="P2" draw:layer="layout" svg:width="10.4cm" svg:height="0.9cm" svg:x="12.8cm" svg:y="3.7cm">
          <text:p text:style-name="P2">REST API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3.328cm" svg:height="1.561cm" svg:x="14.772cm" svg:y="5.205cm">
          <draw:text-box>
            <text:p><text:span text:style-name="T4">Json request</text:span></text:p>
          </draw:text-box>
        </draw:frame>
        <draw:frame draw:style-name="gr11" draw:text-style-name="P5" draw:layer="layout" svg:width="3.628cm" svg:height="1.814cm" svg:x="18.8cm" svg:y="5.2cm">
          <draw:text-box>
            <text:p><text:span text:style-name="T4">Json response</text:span></text:p>
          </draw:text-box>
        </draw:frame>
        <draw:line draw:style-name="gr16" draw:text-style-name="P6" draw:layer="layout" svg:x1="16.1cm" svg:y1="4.6cm" svg:x2="16.1cm" svg:y2="7.221cm">
          <text:p/>
        </draw:line>
        <draw:line draw:style-name="gr16" draw:text-style-name="P6" draw:layer="layout" svg:x1="20.1cm" svg:y1="7.1cm" svg:x2="20.1cm" svg:y2="4.5cm">
          <text:p/>
        </draw:line>
        <draw:line draw:style-name="gr16" draw:text-style-name="P6" draw:layer="layout" svg:x1="16.051cm" svg:y1="9.69cm" svg:x2="16.051cm" svg:y2="12.311cm">
          <text:p/>
        </draw:line>
        <draw:line draw:style-name="gr16" draw:text-style-name="P6" draw:layer="layout" svg:x1="20.051cm" svg:y1="12.201cm" svg:x2="20.051cm" svg:y2="9.601cm">
          <text:p/>
        </draw:line>
        <draw:line draw:style-name="gr16" draw:text-style-name="P6" draw:layer="layout" svg:x1="16.002cm" svg:y1="14.78cm" svg:x2="16.002cm" svg:y2="17.401cm">
          <text:p/>
        </draw:line>
        <draw:line draw:style-name="gr16" draw:text-style-name="P6" draw:layer="layout" svg:x1="20.002cm" svg:y1="17.302cm" svg:x2="20.002cm" svg:y2="14.702cm">
          <text:p/>
        </draw:line>
        <draw:line draw:style-name="gr16" draw:text-style-name="P6" draw:layer="layout" svg:x1="14.451cm" svg:y1="19.99cm" svg:x2="14.451cm" svg:y2="22.611cm">
          <text:p/>
        </draw:line>
        <draw:line draw:style-name="gr16" draw:text-style-name="P6" draw:layer="layout" svg:x1="17.402cm" svg:y1="22.603cm" svg:x2="17.4cm" svg:y2="19.8cm">
          <text:p/>
        </draw:line>
        <draw:frame draw:style-name="gr12" draw:text-style-name="P5" draw:layer="layout" svg:width="3.328cm" svg:height="1.56cm" svg:x="13.472cm" svg:y="20.897cm">
          <draw:text-box>
            <text:p><text:span text:style-name="T4">Entity</text:span></text:p>
          </draw:text-box>
        </draw:frame>
        <draw:frame draw:style-name="gr12" draw:text-style-name="P5" draw:layer="layout" svg:width="3.328cm" svg:height="1.56cm" svg:x="16.472cm" svg:y="20.897cm">
          <draw:text-box>
            <text:p><text:span text:style-name="T4">Ent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1:03:31.328000000</meta:creation-date>
    <dc:date>2015-11-03T11:03:09.968000000</dc:date>
    <meta:editing-duration>PT45M43S</meta:editing-duration>
    <meta:editing-cycles>13</meta:editing-cycles>
    <meta:generator>LibreOffice/5.0.2.2$Windows_x86 LibreOffice_project/37b43f919e4de5eeaca9b9755ed688758a8251fe</meta:generator>
    <meta:document-statistic meta:object-count="30"/>
  </office:meta>
</office:document-meta>
</file>